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Mangal1" svg:font-family="Mangal"/>
    <style:font-face style:name="Arial1"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outline="false" style:text-line-through-style="none" style:font-name="Arial1" fo:font-size="10pt" fo:font-style="normal" fo:text-shadow="none" style:text-underline-style="none" style:font-name-asian="Arial1" style:font-size-asian="10pt" style:font-style-asian="normal" style:font-name-complex="Arial1" style:font-size-complex="10pt" style:font-style-complex="normal" style:text-emphasize="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NA V2 Configuration Parameters</text:h>
      <text:h text:style-name="Heading_20_2" text:outline-level="2">Build Parameters</text:h>
      <text:h text:style-name="Heading_20_3" text:outline-level="3">Sensor Type</text:h>
      <text:p text:style-name="Text_20_body">The Sensor Type is factory configured to either <text:span text:style-name="T1">SUNA</text:span> or <text:span text:style-name="T1">ISUS</text:span>.</text:p>
      <text:p text:style-name="Text_20_body">An <text:span text:style-name="T1">ISUS</text:span> sensor uses a retroreflection probe for sampling the water, whereas the <text:span text:style-name="T1">SUNA</text:span> employs a gap in the sensor body to measure the absorption of the water sample.</text:p>
      <text:h text:style-name="Heading_20_3" text:outline-level="3">Sensor Version</text:h>
      <text:p text:style-name="Text_20_body">The Sensor Version is factory configured to either <text:span text:style-name="T1">FW, SW</text:span>, <text:span text:style-name="T1">Deep, APF</text:span><text:span text:style-name="T2">, or some other custom version.</text:span></text:p>
      <text:p text:style-name="Text_20_body">The <text:span text:style-name="T1">FW</text:span> (Fresh Water) version is calibrated for fresh water and is rated for perssures of up to xxx PSI.</text:p>
      <text:p text:style-name="Text_20_body">The <text:span text:style-name="T1">SW</text:span> (Salt Water) version is calibrated for salt water and is rated for perssures of up to xxx PSI.</text:p>
      <text:p text:style-name="Text_20_body">The <text:span text:style-name="T1">Deep</text:span> version is calibrated for salt water and is rated for perssures of up to xxx PSI.</text:p>
      <text:p text:style-name="Text_20_body">The <text:span text:style-name="T1">APF</text:span> version is calibrated for salt water and is rated for perssures of up to xxx PSI.</text:p>
      <text:h text:style-name="Heading_20_3" text:outline-level="3">Serial Number</text:h>
      <text:p text:style-name="Text_20_body">The Serial Number is factory configured.</text:p>
      <text:h text:style-name="Heading_20_3" text:outline-level="3">Lamp Shutter</text:h>
      <text:p text:style-name="Text_20_body">The Lamp Shutter is factory configured to either <text:span text:style-name="T1">Avaliable</text:span> of <text:span text:style-name="T1">Missing</text:span>.</text:p>
      <text:p text:style-name="Text_20_body">Normally, ISUS sensors utilize a lamp with a shutter, whereas SUNA sensors come without a shutter.</text:p>
      <text:p text:style-name="Text_20_body">A lamp shutter allows for regular measurements of a dark sample, without switching off the lamp. it is of value when using the senor in long time continuous profiling applications. When using the sensor solely intermittendly for short durations, a shutter is of little additional value.</text:p>
      <text:h text:style-name="Heading_20_3" text:outline-level="3">Reference Detector</text:h>
      <text:p text:style-name="Text_20_body">The Reference Detector is factory configured to either <text:span text:style-name="T1">Avaliable</text:span> of <text:span text:style-name="T1">Missing</text:span>.</text:p>
      <text:p text:style-name="Text_20_body">Normally, ISUS sensors have a reference detector, whereas SUNA sensors do not.</text:p>
      <text:p text:style-name="Text_20_body">The reference detector measures the bulk output of the sensor lamp. This measurement is used to ascertain that the lamp has been switched on. In a situation where the light path is blocked by some external obstruction (silt, bio-fouling), the reference intensity allows the operator to remotely determine if the sensor <text:s/>requires cleanup, or if the lamp is past its lifetime and has to be replaced.</text:p>
      <text:h text:style-name="Heading_20_3" text:outline-level="3"><text:soft-page-break/>KBr Filter</text:h>
      <text:p text:style-name="Text_20_body">The KBr Filter is factory configured to either <text:span text:style-name="T1">Avaliable</text:span> of <text:span text:style-name="T1">Missing</text:span>.</text:p>
      <text:p text:style-name="Text_20_body">Normally, all sensors have a KBr filter.</text:p>
      <text:p text:style-name="Text_20_body">The filter protects the optical components from UV damage by completely blocking light below 200 nm. As a side effect, the measurements below 200 nm can serve as a proxy for a dark sample.</text:p>
      <text:h text:style-name="Heading_20_3" text:outline-level="3">Super Capacitors</text:h>
      <text:p text:style-name="Text_20_body">The Super Capacitors are factory configured to either <text:span text:style-name="T1">Avaliable</text:span> of <text:span text:style-name="T1">Missing</text:span>.</text:p>
      <text:p text:style-name="Text_20_body">During startup, the capacitors are charged to provide brief internal power in the event that external power is suddenly cut off. Having some internal power allows the sensor to shut down into a safe and sane state.</text:p>
      <text:p text:style-name="Text_20_body">The disadvantage of super capacitors is an increased total power consumption. Thus, in <text:s/>remote deployments, it may under certain conditions be advantageous to not use them.</text:p>
      <text:h text:style-name="Heading_20_3" text:outline-level="3">PCB Supervisor</text:h>
      <text:p text:style-name="Text_20_body">The PCB Supervisor circuit is factory configured to either <text:span text:style-name="T1">Avaliable</text:span> of <text:span text:style-name="T1">Missing</text:span>.</text:p>
      <text:p text:style-name="Text_20_body">Normally, all sensors are equipped with the power supervisor, which allows the sensor to enter power saving mode.</text:p>
      <text:h text:style-name="Heading_20_3" text:outline-level="3">USB Switch</text:h>
      <text:p text:style-name="Text_20_body">The USB Switch is factory configured to either <text:span text:style-name="T1">Avaliable</text:span> of <text:span text:style-name="T1">Missing</text:span>.</text:p>
      <text:p text:style-name="Text_20_body">Sensors can always communicate via RS-232. If USB is available and plugged in, communication switches to USB.</text:p>
      <text:h text:style-name="Heading_20_3" text:outline-level="3">Relay Board</text:h>
      <text:p text:style-name="Text_20_body">The relay board circuit is factory configured to either <text:span text:style-name="T1">Avaliable</text:span> of <text:span text:style-name="T1">Missing</text:span>.</text:p>
      <text:p text:style-name="Text_20_body">The relay board is only available in APF versions of the nitrate sensor,</text:p>
      <text:h text:style-name="Heading_20_3" text:outline-level="3">SDI-12 Board</text:h>
      <text:p text:style-name="Text_20_body">The SDI-12 board circuit is factory configured to either <text:span text:style-name="T1">Avaliable</text:span> of <text:span text:style-name="T1">Missing</text:span>.</text:p>
      <text:h text:style-name="Heading_20_3" text:outline-level="3">Spectrometer Serial Number</text:h>
      <text:p text:style-name="Text_20_body">The Spectrometer Serial Number is factory configured.</text:p>
      <text:h text:style-name="Heading_20_3" text:outline-level="3">Lamp Serial Number</text:h>
      <text:p text:style-name="Text_20_body">The Lamp Serial Number is factory configured.</text:p>
      <text:h text:style-name="Heading_20_3" text:outline-level="3"><text:soft-page-break/>Lamp Use Power</text:h>
      <text:p text:style-name="Text_20_body">The power used by the lamp is determined during initial set-up of the sensor.</text:p>
      <text:p text:style-name="Text_20_body">The lamp use power serves as a reference point, that allows the sensor to ascertain that the lamp is operating properly, and also provides the operator with an estimate of total power consumption.</text:p>
      <text:h text:style-name="Heading_20_3" text:outline-level="3">SDI-12 Address</text:h>
      <text:p text:style-name="Text_20_body">The SDI-12 Address is configured internally by the system.</text:p>
      <text:h text:style-name="Heading_20_3" text:outline-level="3">Admin Password</text:h>
      <text:p text:style-name="Text_20_body">The Administrator Password set to <text:span text:style-name="T1">Nitrate</text:span>.</text:p>
      <text:p text:style-name="Text_20_body">Changing a few configuration parameters considered to be crucial requires the administrator password, to alert the operator that the change, if done inadvertendly, may negatively impact sensor performance.</text:p>
      <text:h text:style-name="Heading_20_2" text:outline-level="2">Output Control Parameters </text:h>
      <text:h text:style-name="Heading_20_3" text:outline-level="3">Baud Rate</text:h>
      <text:p text:style-name="Text_20_body">The baud rate is one of 9600, 19200, 38400, 57600, or 115200.</text:p>
      <text:p text:style-name="Text_20_body">A changed baud rate takes effect after the next power-up or reboot.</text:p>
      <text:h text:style-name="Heading_20_3" text:outline-level="3">Message Level</text:h>
      <text:p text:style-name="Text_20_body">The message level is one of Error, Warn, Info, Debug, Trace.</text:p>
      <text:p text:style-name="Text_20_body">Normally, the message level is set to Info.</text:p>
      <text:p text:style-name="Text_20_body">Messages are directed to the output stream and are also saved in a message log file.</text:p>
      <text:h text:style-name="Heading_20_3" text:outline-level="3">Message File Size</text:h>
      <text:p text:style-name="Text_20_body">The message file size is in the 0 to 65 MB range.</text:p>
      <text:p text:style-name="Text_20_body">Setting the file size to zero turns off logging of messages to file.</text:p>
      <text:p text:style-name="Text_20_body">This setting takes effect after the next reboot.</text:p>
      <text:h text:style-name="Heading_20_3" text:outline-level="3">Data File Size</text:h>
      <text:p text:style-name="Text_20_body">The data file size is in the 1 to 64 MB range.</text:p>
      <text:p text:style-name="Text_20_body">Normally, the data file size is set to 2 MB.</text:p>
      <text:p text:style-name="Text_20_body">This value applies only if the data file type is set to continuous. Dayly and per-acquisition files will contain as much data as is generated.</text:p>
      <text:h text:style-name="Heading_20_3" text:outline-level="3"><text:soft-page-break/>Output Frame Type / Logging Frame Type</text:h>
      <text:p text:style-name="Text_20_body">The frame type is one of <text:span text:style-name="T1">None</text:span>, <text:span text:style-name="T3">APF</text:span>, <text:span text:style-name="T1">MBARI</text:span>, <text:span text:style-name="T1">Full_ASCII</text:span>, <text:span text:style-name="T1">Full_Binary</text:span>, <text:span text:style-name="T1">Reduced_Binary</text:span>, <text:span text:style-name="T1">Concentration</text:span>.</text:p>
      <text:p text:style-name="Text_20_body">If set to <text:span text:style-name="T1">None</text:span>, no frame data will be written to serial output / data log file, respectively. <text:s/></text:p>
      <text:p text:style-name="Text_20_body"><text:span text:style-name="T1">APF</text:span> and <text:span text:style-name="T1">MBARI</text:span> are provided for the APEX Float version only.</text:p>
      <text:h text:style-name="Heading_20_3" text:outline-level="3">Output Dark Frame / Logging Dark Frame</text:h>
      <text:p text:style-name="Text_20_body">Dark frames outout and logging is either <text:span text:style-name="T1">Output </text:span><text:span text:style-name="T2">or</text:span> <text:span text:style-name="T1">Suppress</text:span>.</text:p>
      <text:p text:style-name="Text_20_body">This configuration flag is provided if dark frames are not required or desired.</text:p>
      <text:h text:style-name="Heading_20_3" text:outline-level="3">Log File Type</text:h>
      <text:p text:style-name="Text_20_body">The data log file type is one of <text:span text:style-name="T1">Acquisition</text:span>, <text:span text:style-name="T1">Continuous</text:span>, or <text:span text:style-name="T1">Daily</text:span>.</text:p>
      <text:p text:style-name="Text_20_body">All data log files names have a single letter (<text:span text:style-name="T1">A</text:span>, <text:span text:style-name="T1">C</text:span>, or <text:span text:style-name="T1">D</text:span>) followed by a 7-digit number, followed by a 3-letter extension. </text:p>
      <text:p text:style-name="Text_20_body"><text:span text:style-name="T1">Acquisition</text:span> based data files are started new whenever external power was cycled.</text:p>
      <text:p text:style-name="Text_20_body"><text:span text:style-name="T1">Continuous</text:span> data log files are appended to until the <text:span text:style-name="T1">Data File Size</text:span><text:span text:style-name="T2"> is reached. Then, the file number is incremented, and data are appended to the next file.</text:span></text:p>
      <text:p text:style-name="Text_20_body"><text:span text:style-name="T1">Daily</text:span><text:span text:style-name="T2"> data log files contain all data that are collected within a 24 hour period. The 7-digit number is made up of a 4-digit year and a 3-digit day-of-year (1 to 365 or 366 for leap years).</text:span></text:p>
      <text:h text:style-name="Heading_20_3" text:outline-level="3">DAC Minimum / Maximum Nitrate</text:h>
      <text:p text:style-name="Text_20_body">TODO</text:p>
      <text:h text:style-name="Heading_20_3" text:outline-level="3">Dat Wavelength Low / High</text:h>
      <text:p text:style-name="Text_20_body">APF version only. Set to <text:span text:style-name="T1">217</text:span> and <text:span text:style-name="T1">250</text:span>.</text:p>
      <text:p text:style-name="Text_20_body">These wavelength define the channels that are included in the APF frame.</text:p>
      <text:h text:style-name="Heading_20_2" text:outline-level="2">Operational</text:h>
      <text:h text:style-name="Heading_20_3" text:outline-level="3">Operation Mode</text:h>
      <text:p text:style-name="P1">The operation mode is <text:span text:style-name="T1">Continuous</text:span>, <text:span text:style-name="T1">FixedTime</text:span>, <text:span text:style-name="T1">Periodic</text:span>, <text:span text:style-name="T1">Polled</text:span>, <text:span text:style-name="T1">APF</text:span>, or <text:span text:style-name="T1">SDI12.</text:span></text:p>
      <text:p text:style-name="P1">In <text:span text:style-name="T1">Continuous</text:span> mode the sensor starts to acquire data as soon as initialization is complete and countdown has expired. Data acquisition proceeds, depending on the <text:span text:style-name="T1">Operation Control</text:span> setting, either in a sample based (1 dark sample, then <text:span text:style-name="T1">Light Samples, Dark Samples</text:span>, <text:span text:style-name="T1">Light Samples, ...</text:span>) or time based (1 dark sample, then <text:span text:style-name="T1">Light Duration, Dark Duration, Light Duration</text:span>) infinite cycle.</text:p>
      <text:p text:style-name="P1">In <text:span text:style-name="T1">Fixedtime</text:span> mode, the sensor behaves as in <text:span text:style-name="T1">Continuous</text:span> mode, only it terminates after a maximum of <text:span text:style-name="T1">Fixed Time Duration</text:span> seconds.</text:p>
      <text:p text:style-name="P1"><text:soft-page-break/>In<text:span text:style-name="T1"> Periodic</text:span> mode, the sensor acquires data in regular periods, and collects, depending on the <text:span text:style-name="T1">Operation Control</text:span> setting, either a fixed number of sampls (<text:span text:style-name="T1">Periodic Samples</text:span>) <text:s/>or for a fixed time (<text:span text:style-name="T1">Periodic Duration</text:span>).</text:p>
      <text:p text:style-name="P1">In <text:span text:style-name="T1">Polled</text:span> mode, the sensor stays in low power sleep, to acquire data only when receiving commands from an external controller.</text:p>
      <text:p text:style-name="P1">In <text:span text:style-name="T1">APF</text:span> mode, the sensor stays in low power sleep, to acquire data only when receiving commands from an external controller.</text:p>
      <text:p text:style-name="P2">SDI-12<text:span text:style-name="T2"> mode brings the sensor in conformace with the SDI-12 interface specification.</text:span></text:p>
      <text:h text:style-name="Heading_20_3" text:outline-level="3">Operation Control</text:h>
      <text:p text:style-name="P1">The operation control is <text:span text:style-name="T1">Duration</text:span> or <text:span text:style-name="T1">Samples</text:span> based.</text:p>
      <text:p text:style-name="P1">Operation control applies to continuous, fixed time, and periodic mode. Either of these operating modes is further controlled by additional parameters, and this parameter determines which parameters apply.</text:p>
      <text:h text:style-name="Heading_20_3" text:outline-level="3">External Device</text:h>
      <text:p text:style-name="P1">The external device is <text:span text:style-name="T1">None, Wiper, </text:span>or <text:span text:style-name="T1">Pump</text:span>.</text:p>
      <text:h text:style-name="Heading_20_3" text:outline-level="3">ExDev Pre Run Time</text:h>
      <text:p text:style-name="P1">The external device pre-acquisition run time is measured in seconds, and can take any positive value up to 120.</text:p>
      <text:h text:style-name="Heading_20_3" text:outline-level="3">ExDev On At Acquire</text:h>
      <text:p text:style-name="Text_20_body"><text:span text:style-name="T2">The external device is powered </text:span><text:span text:style-name="T1">On</text:span><text:span text:style-name="T2"> or </text:span><text:span text:style-name="T1">Off</text:span><text:span text:style-name="T2"> during the acquisition.</text:span></text:p>
      <text:p text:style-name="Text_20_body"><text:span text:style-name="T2">For a pump, this flag must be </text:span><text:span text:style-name="T1">On</text:span><text:span text:style-name="T2">.</text:span></text:p>
      <text:h text:style-name="Heading_20_3" text:outline-level="3">Watchdog</text:h>
      <text:p text:style-name="Text_20_body">The watchdog can be <text:span text:style-name="T1">On</text:span> of <text:span text:style-name="T1">Off</text:span>.</text:p>
      <text:p text:style-name="P1">The watchdog is factory configured to be <text:span text:style-name="T1">On</text:span>.</text:p>
      <text:h text:style-name="Heading_20_3" text:outline-level="3">Countdown</text:h>
      <text:p text:style-name="Text_20_body">The coundown is measured in units of seconds.</text:p>
      <text:p text:style-name="Text_20_body">It is used in Continuous and FixedTime operation modes.</text:p>
      <text:h text:style-name="Heading_20_3" text:outline-level="3">Fixed Time Duration</text:h>
      <text:p text:style-name="Text_20_body">The fixed time duration is measured in units of seconds, and can take any positive number up to and including 1000000.</text:p>
      <text:h text:style-name="Heading_20_3" text:outline-level="3"><text:soft-page-break/>Periodic Interval</text:h>
      <text:p text:style-name="Text_20_body">The periodic interval is restricted to values that divide the day into integer parts: <text:span text:style-name="T1">1m, 2m, 5m, 6m, 10m, 15m, 20m, 30m, 1h, 2h, 3h, 4h, 6h, 8h, 12h, 24h.</text:span><text:span text:style-name="T2"> </text:span></text:p>
      <text:h text:style-name="Heading_20_3" text:outline-level="3">Periodic Offset</text:h>
      <text:p text:style-name="Text_20_body">The periodic offset is measured in seconds.</text:p>
      <text:p text:style-name="P1">Whereas the periodic interval establishes a grid of acquisition times, the offset locates the grid relative to the start of the day (hour 0).</text:p>
      <text:p text:style-name="P1"><text:span text:style-name="T1">Note</text:span>: There is a side effect when an external device needs to run prior to data acquisition.</text:p>
      <text:h text:style-name="Heading_20_3" text:outline-level="3">Periodic Duration</text:h>
      <text:p text:style-name="Text_20_body">The periodic duration is measured in seconds.</text:p>
      <text:p text:style-name="Text_20_body">This parameter is used when <text:span text:style-name="T1">Operation Control</text:span><text:span text:style-name="T2"> is set to </text:span><text:span text:style-name="T1">Duration</text:span><text:span text:style-name="T2">.</text:span></text:p>
      <text:h text:style-name="Heading_20_3" text:outline-level="3">Periodic Samples</text:h>
      <text:p text:style-name="Text_20_body">The periodic offset is measured in number of frames.</text:p>
      <text:p text:style-name="Text_20_body">This parameter is used when <text:span text:style-name="T1">Operation Control</text:span><text:span text:style-name="T2"> is set to </text:span><text:span text:style-name="T1">Samples</text:span><text:span text:style-name="T2">.</text:span></text:p>
      <text:h text:style-name="Heading_20_3" text:outline-level="3">Polled Timeout</text:h>
      <text:p text:style-name="Text_20_body">The polled timeout is measured in seconds.</text:p>
      <text:p text:style-name="P1">It determines for how long the firmware will wait for a command upon wakeup before returning to low power state.</text:p>
      <text:h text:style-name="Heading_20_3" text:outline-level="3">APF auto turn off timeout</text:h>
      <text:p text:style-name="Text_20_body">The APF auto turn off timeout is measured in hours.</text:p>
      <text:p text:style-name="Text_20_body">This setting applies to APF mode only.</text:p>
      <text:h text:style-name="Heading_20_3" text:outline-level="3">Reference Min At LampOn</text:h>
      <text:p text:style-name="Text_20_body">Only used if <text:span text:style-name="T1">Reference Detector</text:span> is <text:span text:style-name="T1">Available</text:span>.</text:p>
      <text:p text:style-name="Text_20_body">The reference min at lamp-on is factory configured and measured in counts.</text:p>
      <text:p text:style-name="Text_20_body">When switching on the lamp, the reference detector must register at least the specified number of counts. Otherwise, the firmware assumes a lamp failure, tries a few more times, and switches itself off if it cannot see sufficient light.</text:p>
      <text:h text:style-name="Heading_20_3" text:outline-level="3">Clean Burn Cycle Duration</text:h>
      <text:p text:style-name="Text_20_body">This setting applies to APF mode only.</text:p>
      <text:h text:style-name="Heading_20_2" text:outline-level="2"><text:soft-page-break/>Acquisition</text:h>
      <text:h text:style-name="Heading_20_3" text:outline-level="3">Spectrometer Integration Period</text:h>
      <text:p text:style-name="P1">TODO...</text:p>
      <text:h text:style-name="Heading_20_3" text:outline-level="3">Dark Averages</text:h>
      <text:p text:style-name="P1">TODO...</text:p>
      <text:h text:style-name="Heading_20_3" text:outline-level="3">Light Averages</text:h>
      <text:p text:style-name="P1">TODO...</text:p>
      <text:h text:style-name="Heading_20_3" text:outline-level="3">Reference Samples</text:h>
      <text:p text:style-name="P1">TODO...</text:p>
      <text:h text:style-name="Heading_20_3" text:outline-level="3">PreAcquisition Scans</text:h>
      <text:p text:style-name="P1">Obsolete...</text:p>
      <text:h text:style-name="Heading_20_3" text:outline-level="3">Dark Samples</text:h>
      <text:p text:style-name="P1">TODO...</text:p>
      <text:h text:style-name="Heading_20_3" text:outline-level="3">Light Samples</text:h>
      <text:p text:style-name="P1">TODO...</text:p>
      <text:h text:style-name="Heading_20_3" text:outline-level="3">Dark Duration</text:h>
      <text:p text:style-name="P1">TODO...</text:p>
      <text:h text:style-name="Heading_20_3" text:outline-level="3">Light Duration</text:h>
      <text:p text:style-name="P1">TODO...</text:p>
      <text:h text:style-name="Heading_20_3" text:outline-level="3">AcqTime of Last Sample</text:h>
      <text:p text:style-name="P1">APEX Float Only. (Last == Most Recent)</text:p>
      <text:h text:style-name="Heading_20_3" text:outline-level="3">Number Of Samples</text:h>
      <text:p text:style-name="P1">TODO...</text:p>
      <text:h text:style-name="Heading_20_2" text:outline-level="2"><text:soft-page-break/>Processing Parameters </text:h>
      <text:h text:style-name="Heading_20_3" text:outline-level="3">Temperature Compensation</text:h>
      <text:p text:style-name="P1">The temperature compensation flag is <text:span text:style-name="T1">On</text:span> or <text:span text:style-name="T1">Off</text:span>.</text:p>
      <text:p text:style-name="P1">Real-time processing temperature compensation only works for saltwater calibrated sensors that are equipped to receive temperature and salinity input. The flag will be ignored if the sensor is not able to perform this task.</text:p>
      <text:h text:style-name="Heading_20_3" text:outline-level="3">Salinity Fitting</text:h>
      <text:p text:style-name="P1">The salinity fitting flag is <text:span text:style-name="T1">On</text:span> or <text:span text:style-name="T1">Off</text:span>.</text:p>
      <text:p text:style-name="P1">Salinity fitting can only be switched off in saltwater calibrated sensors that are equipped to receive temperature and salinity input. The flag will be ignored if the sensor is not able to perform this task.</text:p>
      <text:h text:style-name="Heading_20_3" text:outline-level="3">Bromide Tracing</text:h>
      <text:p text:style-name="P1">The bromide tracing flag is <text:span text:style-name="T1">On</text:span> or <text:span text:style-name="T1">Off</text:span>.</text:p>
      <text:p text:style-name="P1">Bromide tracing only works in freshwater environs. The sensor must either be a freshwater sensor, or if it is a seawater caklibrated sensor, the number of concentrations to fit must be set to 1. The bromide estimate will be reported in the output frame in a dedicated field. When attempting to trace bromide in freshwater, it may be advantageous to adjust the fitting interval, depending on the expected bromide concentrations.</text:p>
      <text:h text:style-name="Heading_20_3" text:outline-level="3">Concentrations to Fit</text:h>
      <text:p text:style-name="P1">The number of concentrations to fit is <text:span text:style-name="T1">1</text:span>, <text:span text:style-name="T1">2</text:span>, or <text:span text:style-name="T1">3</text:span>.</text:p>
      <text:p text:style-name="P1">Freshwater calibrated sensors only have <text:span text:style-name="T1">1</text:span> concentration to fit; saltwater calibrated sensors can be made to act like freshwater sensor by setting the concentrations to fit to <text:span text:style-name="T1">1</text:span>. Normally, saltwater calibrated sensors operate with <text:span text:style-name="T1">3</text:span> fitted concentrations.</text:p>
      <text:h text:style-name="Heading_20_3" text:outline-level="3">Baseline Order</text:h>
      <text:p text:style-name="P1">The baseline order is fixed to <text:span text:style-name="T1">1</text:span>.</text:p>
      <text:p text:style-name="Text_20_body">Historically, different baseline orders were avaliable in Satlantic'sNitrate Sensors. However, there is no longer any need to change the baseline order.</text:p>
      <text:h text:style-name="Heading_20_3" text:outline-level="3">Dark Correction Method</text:h>
      <text:p text:style-name="P1">The dark correction method is one of <text:span text:style-name="T1">SpecAverage</text:span>, <text:span text:style-name="T1">SWKBrAverage</text:span>, or <text:span text:style-name="T1">FormulaBased</text:span>.</text:p>
      <text:p text:style-name="Text_20_body">The purpose of dark correction is to subtract the temperature dependent dark baseline from the measurement. When using <text:span text:style-name="T1">SpecAverage</text:span>, a dark spectrum is measured by either closing the shutter (of present) or switching off the lamp. Using the <text:span text:style-name="T1">SWKBrAverage</text:span> works if seawater of bromide cause extinction below 200 nm, and the measurement in that wavelength range is used as a proxy for the dark baseline. An experimental <text:span text:style-name="T1">FormulaBased <text:s/></text:span><text:soft-page-break/>approach calculates the dark baseline from spectrometer integration time and sensor temperature.</text:p>
      <text:h text:style-name="Heading_20_3" text:outline-level="3">Dark Coefficients</text:h>
      <text:p text:style-name="P1">The four dark coefficients characterize the dark baseline behaviour of the spectrometer. They are obtained in a calibration procedure.</text:p>
      <text:h text:style-name="Heading_20_3" text:outline-level="3">Absorbance Threshold</text:h>
      <text:p text:style-name="P1">The absorbance threshold is a value between <text:span text:style-name="T1">0.01</text:span> and <text:span text:style-name="T1">10.0</text:span>. It is normally set to <text:span text:style-name="T1">1.2</text:span>.</text:p>
      <text:p text:style-name="Text_20_body">Whenever the absorbance of a channel exceeds the specified absorbance threshold, that channel is excluded from processing. Setting the threshold to the maximum value of <text:span text:style-name="T1">10.0</text:span> will guarantee that all channels will be included in processing.</text:p>
      <text:h text:style-name="Heading_20_3" text:outline-level="3">Adaptive Integration Time</text:h>
      <text:p text:style-name="P1">The absorbance threshold is a value between <text:span text:style-name="T1">0.01</text:span> and <text:span text:style-name="T1">10.0</text:span>. It is normally set to <text:span text:style-name="T1">1.2</text:span>.</text:p>
      <text:p text:style-name="Text_20_body">Whenever the absorbance of a channel exceeds the specified absorbance threshold, that channel is excluded from processing. Setting the threshold to the maximum value of <text:span text:style-name="T1">10.0</text:span> will guarantee that all channels will be included in processing.</text:p>
      <text:h text:style-name="Heading_20_3" text:outline-level="3">Fitting Interval</text:h>
      <text:p text:style-name="P1">The fitting interval is normally from <text:span text:style-name="T1">217</text:span> to <text:span text:style-name="T1">240 nm</text:span>.</text:p>
      <text:p text:style-name="P1">Changing the fitting interval should be done with caution; an unsuitable fitting interval can generate invalid results.</text:p>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Mangal1" svg:font-family="Mangal"/>
    <style:font-face style:name="Arial1"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urkhard Plache</meta:initial-creator>
    <meta:creation-date>2011-10-11T10:56:37.22</meta:creation-date>
    <dc:date>2011-11-21T14:16:52.24</dc:date>
    <dc:creator>Burkhard Plache</dc:creator>
    <meta:editing-duration>PT56H50M56S</meta:editing-duration>
    <meta:editing-cycles>9</meta:editing-cycles>
    <meta:generator>OpenOffice.org/3.2$Win32 OpenOffice.org_project/320m18$Build-9502</meta:generator>
    <meta:document-statistic meta:table-count="0" meta:image-count="0" meta:object-count="0" meta:page-count="9" meta:paragraph-count="190" meta:word-count="2174" meta:character-count="13165"/>
  </office:meta>
</office:document-meta>
</file>